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ansSerif" svg:font-family="SansSeri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9pt" style:font-size-asian="9pt" style:font-size-complex="9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CC00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9pt" style:font-size-asian="9pt" style:font-size-complex="9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969696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969696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9pt" style:font-size-asian="9pt" style:font-size-complex="9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69696" style:cell-protect="protected" style:repeat-content="false"/>
      <style:paragraph-properties fo:text-align="start" fo:margin-left="0cm"/>
      <style:text-properties fo:color="#FFFFFF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69696" style:cell-protect="protected" style:repeat-content="false"/>
      <style:paragraph-properties fo:text-align="start" fo:margin-left="0cm"/>
      <style:text-properties fo:color="#000000" style:font-name="SansSerif" style:font-name-asian="SansSerif" style:font-name-complex="SansSerif" fo:font-size="9pt" style:font-size-asian="9pt" style:font-size-complex="9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969696" style:cell-protect="protected" style:repeat-content="false"/>
      <style:paragraph-properties fo:text-align="start" fo:margin-left="0cm"/>
      <style:text-properties fo:color="#FFFFFF" style:font-name="SansSerif" style:font-name-asian="SansSerif" style:font-name-complex="SansSerif" fo:font-size="9pt" style:font-size-asian="9pt" style:font-size-complex="9pt"/>
    </style:style>
    <style:style style:name="ce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  <style:text-properties fo:color="#666699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  <style:text-properties fo:color="#666699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CC00" style:cell-protect="protected" style:repeat-content="false"/>
      <style:paragraph-properties fo:text-align="start" fo:margin-left="0cm"/>
      <style:text-properties fo:color="#000000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69696" style:cell-protect="protected" style:repeat-content="false"/>
      <style:paragraph-properties fo:text-align="start" fo:margin-left="0cm"/>
      <style:text-properties fo:color="#FFFFFF" fo:font-size="5pt" style:font-size-asian="5pt" style:font-size-complex="5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69696" style:cell-protect="protected" style:repeat-content="false"/>
      <style:paragraph-properties fo:text-align="start" fo:margin-left="0cm"/>
      <style:text-properties fo:color="#FFFFFF" fo:font-size="6pt" style:font-size-asian="6pt" style:font-size-complex="6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69696" style:cell-protect="protected" style:repeat-content="false"/>
      <style:paragraph-properties fo:text-align="end" fo:margin-right="0cm"/>
      <style:text-properties fo:color="#FFFFFF" fo:font-size="5pt" style:font-size-asian="5pt" style:font-size-complex="5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69696" style:cell-protect="protected" style:repeat-content="false"/>
      <style:paragraph-properties fo:text-align="end" fo:margin-right="0cm"/>
      <style:text-properties fo:color="#0066CC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C0C0C0" style:cell-protect="protected" style:repeat-content="false"/>
      <style:paragraph-properties fo:text-align="center"/>
      <style:text-properties fo:color="#FFFFFF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size="4pt" style:font-size-asian="4pt" style:font-size-complex="4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fo:font-size="4pt" style:font-size-asian="4pt" style:font-size-complex="4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fo:font-size="4pt" style:font-size-asian="4pt" style:font-size-complex="4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fo:font-size="4pt" style:font-size-asian="4pt" style:font-size-complex="4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  <style:text-properties fo:color="#666699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cell-protect="protected" style:repeat-content="false"/>
      <style:paragraph-properties fo:text-align="end" fo:margin-right="0cm"/>
      <style:text-properties fo:color="#666699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4.365625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24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rt_Corp_Sup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21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22">
            <text:p>dezembro/2024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100 - PGR - PROCURADORIA GERAL DA REPUBLIC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GILSON JORGE TELES MARINHO - CPF: 182.644.17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11/2024 a 04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47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27/12/2024</text:p>
          </table:table-cell>
          <table:covered-table-cell/>
          <table:table-cell office:value-type="string" table:number-columns-spanned="8" table:number-rows-spanned="1" table:style-name="ce18">
            <text:p>ACW COM. VAREJISTA</text:p>
          </table:table-cell>
          <table:covered-table-cell table:number-columns-repeated="7"/>
          <table:table-cell office:value-type="string" table:number-columns-spanned="3" table:number-rows-spanned="1" table:style-name="ce17">
            <text:p>11.362.519/0001-36</text:p>
          </table:table-cell>
          <table:covered-table-cell table:number-columns-repeated="2"/>
          <table:table-cell office:value-type="string" table:number-columns-spanned="10" table:number-rows-spanned="1" table:style-name="ce19">
            <text:p>SUPRIMENTO DE FUNDOS</text:p>
          </table:table-cell>
          <table:covered-table-cell table:number-columns-repeated="9"/>
          <table:table-cell office:value-type="string" table:number-columns-spanned="2" table:number-rows-spanned="1" table:style-name="ce20">
            <text:p>R$ 2.878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CAMILLA CASSIA DE BRITO NERES - CPF: 045.898.065-0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2/11/2024 a 13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26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WANDO DA SILVA NASCIMENTO</text:p>
          </table:table-cell>
          <table:covered-table-cell table:number-columns-repeated="7"/>
          <table:table-cell office:value-type="string" table:number-columns-spanned="3" table:number-rows-spanned="1" table:style-name="ce17">
            <text:p>35.680.463/0001-26</text:p>
          </table:table-cell>
          <table:covered-table-cell table:number-columns-repeated="2"/>
          <table:table-cell office:value-type="string" table:number-columns-spanned="10" table:number-rows-spanned="1" table:style-name="ce19">
            <text:p>SERVIÇO DE MANUTENÇÃO PREDIAL EMERGENCIAL NA PRM-TABATING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.24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SIDNEY WANDERLEY DE OLIVEIRA - CPF: 093.780.974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10/2024 a 1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9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9/12/2024</text:p>
          </table:table-cell>
          <table:covered-table-cell/>
          <table:table-cell office:value-type="string" table:number-columns-spanned="8" table:number-rows-spanned="1" table:style-name="ce18">
            <text:p>EMG FRANCISCIS E CIA</text:p>
          </table:table-cell>
          <table:covered-table-cell table:number-columns-repeated="7"/>
          <table:table-cell office:value-type="string" table:number-columns-spanned="3" table:number-rows-spanned="1" table:style-name="ce17">
            <text:p>20.529.484/0001-78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5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9/12/2024</text:p>
          </table:table-cell>
          <table:covered-table-cell/>
          <table:table-cell office:value-type="string" table:number-columns-spanned="8" table:number-rows-spanned="1" table:style-name="ce18">
            <text:p>RPV DA AMAZONI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5.437.959/0001-02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42,2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0/12/2024</text:p>
          </table:table-cell>
          <table:covered-table-cell/>
          <table:table-cell office:value-type="string" table:number-columns-spanned="8" table:number-rows-spanned="1" table:style-name="ce18">
            <text:p>SOPARAFUSO COMÉRCIO DE MATERIAL</text:p>
          </table:table-cell>
          <table:covered-table-cell table:number-columns-repeated="7"/>
          <table:table-cell office:value-type="string" table:number-columns-spanned="3" table:number-rows-spanned="1" table:style-name="ce17">
            <text:p>02.374.596/0001-15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9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ALBERTO TSUJI E CIA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04.621.975/0001-98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40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ARISTEU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26.989.715/0008-89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ARISTEU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26.989.715/0008-89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5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6/12/2024</text:p>
          </table:table-cell>
          <table:covered-table-cell/>
          <table:table-cell office:value-type="string" table:number-columns-spanned="8" table:number-rows-spanned="1" table:style-name="ce18">
            <text:p>KD CATIQUE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00.682.918/0001-68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6/12/2024</text:p>
          </table:table-cell>
          <table:covered-table-cell/>
          <table:table-cell office:value-type="string" table:number-columns-spanned="8" table:number-rows-spanned="1" table:style-name="ce18">
            <text:p>ARISTEU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26.989.715/0008-89</text:p>
          </table:table-cell>
          <table:covered-table-cell table:number-columns-repeated="2"/>
          <table:table-cell office:value-type="string" table:number-columns-spanned="10" table:number-rows-spanned="1" table:style-name="ce19">
            <text:p>AS URGÊNCIA, IMPREVISIBILIDADE E BAIXO VULTO DA AQUISIÇÃO</text:p>
          </table:table-cell>
          <table:covered-table-cell table:number-columns-repeated="9"/>
          <table:table-cell office:value-type="string" table:number-columns-spanned="2" table:number-rows-spanned="1" table:style-name="ce20">
            <text:p>R$ 226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380005 - PR-AP - PROCURADORIA DA REPUBLICA - AMAP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VILSON DE CARVALHO SENA - CPF: 511.910.91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2/2024 a 18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L C F MENDES EIRELI</text:p>
          </table:table-cell>
          <table:covered-table-cell table:number-columns-repeated="7"/>
          <table:table-cell office:value-type="string" table:number-columns-spanned="3" table:number-rows-spanned="1" table:style-name="ce17">
            <text:p>14.574.032/0001-05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MATERIAL PARA MANUTENÇÃO PREDIAL</text:p>
          </table:table-cell>
          <table:covered-table-cell table:number-columns-repeated="9"/>
          <table:table-cell office:value-type="string" table:number-columns-spanned="2" table:number-rows-spanned="1" table:style-name="ce20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LIDER COMERCIO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09.452.592/0003-19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SACOLAS PLASTICAS PARA EMBALAR MATERIAL DA ASCOM-PRAP</text:p>
          </table:table-cell>
          <table:covered-table-cell table:number-columns-repeated="9"/>
          <table:table-cell office:value-type="string" table:number-columns-spanned="2" table:number-rows-spanned="1" table:style-name="ce20">
            <text:p>R$ 1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AVICAP AVICULTURA DO AMAPÁ IND. E COMERCI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4.197.810/0001-30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BOMBONA PARA TRANSPORTE DE COMBUSTIVEL PARA ABASTECER VIAGEM AO BAILIQU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96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RENILDO S. DA SILVA ME</text:p>
          </table:table-cell>
          <table:covered-table-cell table:number-columns-repeated="7"/>
          <table:table-cell office:value-type="string" table:number-columns-spanned="3" table:number-rows-spanned="1" table:style-name="ce17">
            <text:p>15.237.725/0001-75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SERVIÇO GRAFICOS PARA CONFECÇÃO DE BANNER, PARA UTILIZAÇÃO EM AÇÃO DO MPEDUC BAILIQU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ALDERICO EUSTAQUIO DOS SANTOS FILHO - CPF: 529.309.985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0/2024 a 1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44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0/12/2024</text:p>
          </table:table-cell>
          <table:covered-table-cell/>
          <table:table-cell office:value-type="string" table:number-columns-spanned="8" table:number-rows-spanned="1" table:style-name="ce18">
            <text:p>LM COMERCIO VAREGISTA DE FERRAGENS EIREL</text:p>
          </table:table-cell>
          <table:covered-table-cell table:number-columns-repeated="7"/>
          <table:table-cell office:value-type="string" table:number-columns-spanned="3" table:number-rows-spanned="1" table:style-name="ce17">
            <text:p>13.472.302/0001-04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DE PATRIMONI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DOURIVAN DA SILVA PORTUGAL - CPF: 667.851.9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11/2024 a 1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17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MATIZ CORES E TINTAS</text:p>
          </table:table-cell>
          <table:covered-table-cell table:number-columns-repeated="7"/>
          <table:table-cell office:value-type="string" table:number-columns-spanned="3" table:number-rows-spanned="1" table:style-name="ce17">
            <text:p>02.459.473/0001-87</text:p>
          </table:table-cell>
          <table:covered-table-cell table:number-columns-repeated="2"/>
          <table:table-cell office:value-type="string" table:number-columns-spanned="10" table:number-rows-spanned="1" table:style-name="ce19">
            <text:p>COMPRA ITENS PARA MANUTENÇÃO BEN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2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EISENHOWER CARDOSO DA SILVA - EPP (PURIFILTROS)</text:p>
          </table:table-cell>
          <table:covered-table-cell table:number-columns-repeated="7"/>
          <table:table-cell office:value-type="string" table:number-columns-spanned="3" table:number-rows-spanned="1" table:style-name="ce17">
            <text:p>01.335.808/0001-92</text:p>
          </table:table-cell>
          <table:covered-table-cell table:number-columns-repeated="2"/>
          <table:table-cell office:value-type="string" table:number-columns-spanned="10" table:number-rows-spanned="1" table:style-name="ce19">
            <text:p>CUBA DO RESERVATÓRIO DO FILTRO IBBL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FABIO JOSE SOUSA DE JESUS SANTOS - CPF: 001.768.835-3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11/2024 a 13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0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CIA DA INFORMÁTIC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54.208.067/0001-45</text:p>
          </table:table-cell>
          <table:covered-table-cell table:number-columns-repeated="2"/>
          <table:table-cell office:value-type="string" table:number-columns-spanned="10" table:number-rows-spanned="1" table:style-name="ce19">
            <text:p>CABO DE REDE E ADAPTADOR EMENDA P/ CABO DE REDE PARA ESTAÇÃO DE TRABALHO DA PRM/VC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86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DISMAC - DISTRIBUIDORA DE MATERIAIS DE CONSTRUÇÃ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4.274.559/0001-14</text:p>
          </table:table-cell>
          <table:covered-table-cell table:number-columns-repeated="2"/>
          <table:table-cell office:value-type="string" table:number-columns-spanned="10" table:number-rows-spanned="1" table:style-name="ce19">
            <text:p>SIFÃO SANFONADO PARA PIA DO BANHEIRO DA PRM/VC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4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11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16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ELETROLUME CONSTRUÇÕES E SERVIÇOS ELETRICO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0.735.445/0001-73</text:p>
          </table:table-cell>
          <table:covered-table-cell table:number-columns-repeated="2"/>
          <table:table-cell office:value-type="string" table:number-columns-spanned="10" table:number-rows-spanned="1" table:style-name="ce19">
            <text:p>SERVIÇOS DE ELETRICISTA PARA DESLIGAMENTO E RETIRADA DAS BATERIAS DO NO-BREAK PREDIAL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17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19">
            <text:p>CONSERTO DA PLACA PRINCIPAL DO PORTAL DETECTOR DE METAI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7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17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19">
            <text:p>CONSERTO DA PLACA SECUNDÁRIA DO PORTAL DETECTOR DE METAI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6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17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19">
            <text:p>BATERIA PARA A CHAVE CARTÃO DO VEÍCULO FLUENCE PLACA PJX 9635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LIANDRA LOUBACK GONCALVES - CPF: 957.922.44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11/2024 a 3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44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SÓ TV - RACHEL CARVALHO DE ALMEIDA</text:p>
          </table:table-cell>
          <table:covered-table-cell table:number-columns-repeated="7"/>
          <table:table-cell office:value-type="string" table:number-columns-spanned="3" table:number-rows-spanned="1" table:style-name="ce17">
            <text:p>29.558.589/0001-20</text:p>
          </table:table-cell>
          <table:covered-table-cell table:number-columns-repeated="2"/>
          <table:table-cell office:value-type="string" table:number-columns-spanned="10" table:number-rows-spanned="1" table:style-name="ce19">
            <text:p>INDICADO O CONSERTO, CONFORME ANÁLISE DO CUSTO-BENEFÍCIO DEFINIDO NO ART. 7° DA IN 9/2019.</text:p>
          </table:table-cell>
          <table:covered-table-cell table:number-columns-repeated="9"/>
          <table:table-cell office:value-type="string" table:number-columns-spanned="2" table:number-rows-spanned="1" table:style-name="ce20">
            <text:p>R$ 5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BEBEDOUROS E CIA COMERCIO E SERVICO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1.944.771/0001-53</text:p>
          </table:table-cell>
          <table:covered-table-cell table:number-columns-repeated="2"/>
          <table:table-cell office:value-type="string" table:number-columns-spanned="10" table:number-rows-spanned="1" table:style-name="ce19">
            <text:p>INDICADO O CONSERTO, CONFORME ANÁLISE DO CUSTO-BENEFÍCIO DEFINIDO NO ART. 7° DA IN 9/2019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78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10/12/2024</text:p>
          </table:table-cell>
          <table:covered-table-cell/>
          <table:table-cell office:value-type="string" table:number-columns-spanned="8" table:number-rows-spanned="1" table:style-name="ce18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17">
            <text:p>43.283.811/0211-57</text:p>
          </table:table-cell>
          <table:covered-table-cell table:number-columns-repeated="2"/>
          <table:table-cell office:value-type="string" table:number-columns-spanned="10" table:number-rows-spanned="1" table:style-name="ce19">
            <text:p>TENDO EM VISTA QUE ESTA SEÇÃO DE LOGÍSTICA TEM SIDO DEMANDADA PELA SETRAN, CTIC E DEA PELA EXISTÊNCIA EM ESTOQUE DO ITEM BATERIA MOEDA CR2032, CUJO SALDO ENCONTRA-SE ZERADO</text:p>
          </table:table-cell>
          <table:covered-table-cell table:number-columns-repeated="9"/>
          <table:table-cell office:value-type="string" table:number-columns-spanned="2" table:number-rows-spanned="1" table:style-name="ce20">
            <text:p>R$ 59,1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82 - PR-CE - PROCURADORIA DA REPUBLICA - CE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ANTONIO CLAUDIO BARROS - CPF: 422.503.153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0/11/2024 a 17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35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LEROY MERLIN COMPANHIA BRASILEIRA DE BRICOLAGEM</text:p>
          </table:table-cell>
          <table:covered-table-cell table:number-columns-repeated="7"/>
          <table:table-cell office:value-type="string" table:number-columns-spanned="3" table:number-rows-spanned="1" table:style-name="ce17">
            <text:p>01.438.784/0043-56</text:p>
          </table:table-cell>
          <table:covered-table-cell table:number-columns-repeated="2"/>
          <table:table-cell office:value-type="string" table:number-columns-spanned="10" table:number-rows-spanned="1" table:style-name="ce19">
            <text:p>COMPRA DE 05 (CINCO) REPELENTES GEL POMBOS, SOLICITADO CONFORME PEDIDO SNP 1772194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87,53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MARIA IRENE VASCOCELOS MENDES DE MENEZES</text:p>
          </table:table-cell>
          <table:covered-table-cell table:number-columns-repeated="7"/>
          <table:table-cell office:value-type="string" table:number-columns-spanned="3" table:number-rows-spanned="1" table:style-name="ce17">
            <text:p>00.939.957/0001-06</text:p>
          </table:table-cell>
          <table:covered-table-cell table:number-columns-repeated="2"/>
          <table:table-cell office:value-type="string" table:number-columns-spanned="10" table:number-rows-spanned="1" table:style-name="ce19">
            <text:p>SAQUE REALIZADO NO VALOR DE R$ 660,00 PARA PAGAMENTO VIA PIX DO CORRIDA DE TAXI <text:s/>DE SOBRAL PARA FORTALEZA, REALIZADA EM 06/12/2024 E SOLICITADA PELO COORDENADOR DE ADMINISTRAÇÃO DA PR-CE. TODOS OS COMPROVANTES SEGUEM ANEXO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6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6/12/2024</text:p>
          </table:table-cell>
          <table:covered-table-cell/>
          <table:table-cell office:value-type="string" table:number-columns-spanned="8" table:number-rows-spanned="1" table:style-name="ce18">
            <text:p>PARTNER COMERCIO E SERVIÇOS DE REFRIGERAÇÃ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9.036.422/0001-91</text:p>
          </table:table-cell>
          <table:covered-table-cell table:number-columns-repeated="2"/>
          <table:table-cell office:value-type="string" table:number-columns-spanned="10" table:number-rows-spanned="1" table:style-name="ce19">
            <text:p>SUBSTITUIÇÃO DA BORRACHA DA PORTA (GAXETA) DO FRIGOBAR DA SALA (903), ASSESSORIA DO GABINETE DO DR. JOSÉ MILTON NOGUEIRA JÚNIOR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6/12/2024</text:p>
          </table:table-cell>
          <table:covered-table-cell/>
          <table:table-cell office:value-type="string" table:number-columns-spanned="8" table:number-rows-spanned="1" table:style-name="ce18">
            <text:p>L M COMÉRCIO DE GÁS E ÁGU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7.121.451/0001-26</text:p>
          </table:table-cell>
          <table:covered-table-cell table:number-columns-repeated="2"/>
          <table:table-cell office:value-type="string" table:number-columns-spanned="10" table:number-rows-spanned="1" table:style-name="ce19">
            <text:p>COMPRA DE 02 (DOIS) BOTIJÕES DE GÁS GLP ENVASADO, CONFORME SOLICITAD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OAO AFONSO SANTIAGO - CPF: 002.779.147-5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10/2024 a 1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8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HIDRACEL CONSTRUÇÕ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4.309.252/0001-58</text:p>
          </table:table-cell>
          <table:covered-table-cell table:number-columns-repeated="2"/>
          <table:table-cell office:value-type="string" table:number-columns-spanned="10" table:number-rows-spanned="1" table:style-name="ce19">
            <text:p>INTERRUPTORES PARA SUBSTITUIÇÃO DE OUTROS COM PROBLEMAS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66 - PR-GO - PROCURADORIA DA REPUBLICA - GOI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MIKE QUEIROZ DA CRUZ - CPF: 014.281.341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10/2024 a 01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78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26/12/2024</text:p>
          </table:table-cell>
          <table:covered-table-cell/>
          <table:table-cell office:value-type="string" table:number-columns-spanned="8" table:number-rows-spanned="1" table:style-name="ce18">
            <text:p>LOJAS AMERICANAS</text:p>
          </table:table-cell>
          <table:covered-table-cell table:number-columns-repeated="7"/>
          <table:table-cell office:value-type="string" table:number-columns-spanned="3" table:number-rows-spanned="1" table:style-name="ce17">
            <text:p>00.776.574/0172-02</text:p>
          </table:table-cell>
          <table:covered-table-cell table:number-columns-repeated="2"/>
          <table:table-cell office:value-type="string" table:number-columns-spanned="10" table:number-rows-spanned="1" table:style-name="ce19">
            <text:p>NECESSIDADE DE PILHAS PARA APARELHOS ELETRONICOS DA PROCURADORI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7,99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12/2024 a 0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4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17">
            <text:p>09/12/2024</text:p>
          </table:table-cell>
          <table:covered-table-cell/>
          <table:table-cell office:value-type="string" table:number-columns-spanned="8" table:number-rows-spanned="1" table:style-name="ce18">
            <text:p>MA REPAROS MANUTENÇÕES ELÉTRICOS HIDRÁULICOS E CONSTRUÇÕ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53.438.245/0001-61</text:p>
          </table:table-cell>
          <table:covered-table-cell table:number-columns-repeated="2"/>
          <table:table-cell office:value-type="string" table:number-columns-spanned="10" table:number-rows-spanned="1" table:style-name="ce19">
            <text:p>REFERENTE A FIXAR COFRE NA PAREDE E FIXAR UM EXTINTOR EM SUPORTE, TROCA DE FECHADURA PORTA DA SALA APOIO AO GABINETE , E AJUSTE PORTA DO BANHEIRO SALA DE APOIO AO GABINETE, CONSERTO RODA-PÉS VASO BANHEIRO PROCURADOR MARCELO, TROCA DE REPARO DE TORNEIRA BANHEIRO SALA APOIO AO GABINETE. COM EMPREGO DE MATERIAI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7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KAMILA ROMANHOL DE MIRANDA OAZEM - CPF: 039.770.846-7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11/2024 a 0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46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FAMA COMERCIO DE TINTAS E IMPERMEABILIZANT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48.176.433/0001-29</text:p>
          </table:table-cell>
          <table:covered-table-cell table:number-columns-repeated="2"/>
          <table:table-cell office:value-type="string" table:number-columns-spanned="10" table:number-rows-spanned="1" table:style-name="ce19">
            <text:p>NECESSIDADE DE UM SOLVENTE ESPECIFICO PARA A TINTA DE PINTURA DE FAIXAS NO ESTACIONAMENTO</text:p>
          </table:table-cell>
          <table:covered-table-cell table:number-columns-repeated="9"/>
          <table:table-cell office:value-type="string" table:number-columns-spanned="2" table:number-rows-spanned="1" table:style-name="ce20">
            <text:p>R$ 22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KR CARIMBOS E SERVIÇOS GRAFICOS EIRELI</text:p>
          </table:table-cell>
          <table:covered-table-cell table:number-columns-repeated="7"/>
          <table:table-cell office:value-type="string" table:number-columns-spanned="3" table:number-rows-spanned="1" table:style-name="ce17">
            <text:p>10.261.010/0001-34</text:p>
          </table:table-cell>
          <table:covered-table-cell table:number-columns-repeated="2"/>
          <table:table-cell office:value-type="string" table:number-columns-spanned="10" table:number-rows-spanned="1" table:style-name="ce19">
            <text:p>07 CARIMBOS <text:s/>PRR6 PARA PROCURADOR REGIONAL - PEDIDO EXTEMPORANE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89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KARINA EL CORAB TROTTA LARA - CPF: 993.034.26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11/2024 a 0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48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EKIPCAR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3.358.914/0001-70</text:p>
          </table:table-cell>
          <table:covered-table-cell table:number-columns-repeated="2"/>
          <table:table-cell office:value-type="string" table:number-columns-spanned="10" table:number-rows-spanned="1" table:style-name="ce19">
            <text:p>NECESSIDADE DE COLOCAR PELÍCULA SOLAR NO VIDRO QUE FOI QUEBRADO E TROCADO, PARA SEGUIR O PADRÃO DOS OUTROS VIDROS DAS JANELAS QUE COMPÕEM A "PELE DE VIDRO"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9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LAURA FRANCINE GUIMARAES NICOLINI FROES - CPF: 053.752.716-8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2/2024 a 12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75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VERDEMAR</text:p>
          </table:table-cell>
          <table:covered-table-cell table:number-columns-repeated="7"/>
          <table:table-cell office:value-type="string" table:number-columns-spanned="3" table:number-rows-spanned="1" table:style-name="ce17">
            <text:p>65.124.307/0017-07</text:p>
          </table:table-cell>
          <table:covered-table-cell table:number-columns-repeated="2"/>
          <table:table-cell office:value-type="string" table:number-columns-spanned="10" table:number-rows-spanned="1" table:style-name="ce19">
            <text:p>ORGANIZAÇÃO DE COFFEE BREAK PARA REUNIÃO DE PLANEJAMENTO ESTRATÉGICO NOS DIAS 11 E 12/12, E REUNIÃO DO PROCURADOR-CHEFE DE FIM DE ANO, NO DIA 16/12/2024.</text:p>
          </table:table-cell>
          <table:covered-table-cell table:number-columns-repeated="9"/>
          <table:table-cell office:value-type="string" table:number-columns-spanned="2" table:number-rows-spanned="1" table:style-name="ce20">
            <text:p>R$ 899,8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12/2024 a 0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6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AGIL TELLY GAS JOSE PIRES LOPES EIRELI - ÁGIL GÁS</text:p>
          </table:table-cell>
          <table:covered-table-cell table:number-columns-repeated="7"/>
          <table:table-cell office:value-type="string" table:number-columns-spanned="3" table:number-rows-spanned="1" table:style-name="ce17">
            <text:p>04.882.818/0001-36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GÁS GLP (13KG) PARA UTILIZAÇÃO NA COPA DA PRM-UBERABA PARA UTILIZAÇÃO DE MEMBROS, SERVIDORES, ESTAGIÁRIOS E TERCEIRIZADO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TR ELETRO-ELETÔNICO LTDA - ME (TELE-RÁDIO)</text:p>
          </table:table-cell>
          <table:covered-table-cell table:number-columns-repeated="7"/>
          <table:table-cell office:value-type="string" table:number-columns-spanned="3" table:number-rows-spanned="1" table:style-name="ce17">
            <text:p>42.915.389/0001-45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SEIS BATERIAS CR2032 PARA UTILIZAÇÃO EM CONTROLES REMOTOS DOS PORTÕES ELETRÔNICOS E MICROCOMPUTADORES DA PRM-UBERAB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LS GUARAT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9.867.464/0001-28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SEIS INSETICIDAS PARA AUXILIAR NO COMBATE AO MOSQUITO DA DENGUE E DE QUATRO DESINGRIPANTES PARA LUBRIFICAÇÃO DE EQUIPAMENTOS COMO PORTÕES ELETRÔNICOS, CERCA ELÉTRICA, VEÍCULOS ETC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38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2/2024 a 1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7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ORGANIZAÇÃO RIBEIRO TOMAZ LTDA (MERCALAR)</text:p>
          </table:table-cell>
          <table:covered-table-cell table:number-columns-repeated="7"/>
          <table:table-cell office:value-type="string" table:number-columns-spanned="3" table:number-rows-spanned="1" table:style-name="ce17">
            <text:p>17.685.116/0001-04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DUAS MOLAS AEREAS PARA PORTAS QUE DÃO ACESSO AO CORREDOR INTERNO E AO JARDIM DE INVERNO QUE FECHAM ABRUPTAMENTE PELA AÇÃO DO VENTO E NECESSITAM FICAR FECHADAS PARA BOM FUNCIONAMENTO DOS APARELHOS DE AR CONDICIONAD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9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LS GUARAT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19.867.464/0001-28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OITO PILHAS ALCALINAS AAA PARA UTILIZAÇÃO EM CONTROLES REMOTOS E OUTROS APARELHOS ELETRÔNCOS DA PRM-UBERAB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5,8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75 - PR-PA - PROCURADORIA DA REPUBLICA - PAR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12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8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IB SERVIÇOS AUTOMOTIVO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39.947.523/0001-85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PELÍCULA INSULFILM PROFISSIONAL CARBONO PARA JANELAS DA GUARITA DA PORTARIA DOS PRÉDIO SEDE E ANEXO DA PRPA</text:p>
          </table:table-cell>
          <table:covered-table-cell table:number-columns-repeated="9"/>
          <table:table-cell office:value-type="string" table:number-columns-spanned="2" table:number-rows-spanned="1" table:style-name="ce20">
            <text:p>R$ 2.650,00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SERGIO DE BELEM 70557748291</text:p>
          </table:table-cell>
          <table:covered-table-cell table:number-columns-repeated="7"/>
          <table:table-cell office:value-type="string" table:number-columns-spanned="3" table:number-rows-spanned="1" table:style-name="ce17">
            <text:p>36.834.895/0001-07</text:p>
          </table:table-cell>
          <table:covered-table-cell table:number-columns-repeated="2"/>
          <table:table-cell office:value-type="string" table:number-columns-spanned="10" table:number-rows-spanned="1" table:style-name="ce19">
            <text:p>PRESTAÇÃO DE SERVIÇO DE UMA DIÁRIA DE PILOTO SERGIO DE BELEM NO VALOR DE 480,00 E OUTRA DIÁRIA DO AUXILIAR DE CONVÉS JOEL PANTOJA DE ANDRADE NO VALOR DE 390,00 NA EMBARCAÇÃO CARUANAS DE PROPRIEDADE DA PROCURADORIA DA REPÚBLICA NO PARÁ, NO DIA 06/12/2024 EM DESLOCAMENTO DE IDA E VOLTA DE BELÉM-PA A TÉ O PORTO DA ILHA DE MOSQUEIRO, DILIGÊNCIA EXTERNA D DESLOCAMENTO DA EQUIPE DA PRDC/PRPA E COMITIV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8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VOLNEI MARTINS FIGUEIREDO - CPF: 410.517.69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10/2024 a 29/11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65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27/12/2024</text:p>
          </table:table-cell>
          <table:covered-table-cell/>
          <table:table-cell office:value-type="string" table:number-columns-spanned="8" table:number-rows-spanned="1" table:style-name="ce18">
            <text:p>NAVETUR-NAVEGAÇÃO, COMERCIO E SERVIÇ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8.043.758/0004-61</text:p>
          </table:table-cell>
          <table:covered-table-cell table:number-columns-repeated="2"/>
          <table:table-cell office:value-type="string" table:number-columns-spanned="10" table:number-rows-spanned="1" table:style-name="ce19">
            <text:p>COMPRA DE PASSAGENS PARA OS SERVIDORES SAVIO COSME BARROS E FABIO JOSÉ BRAGA <text:s/>PARA DESLOCAMENTO AO MU NICÍPIO DE PORTEL,PARA LEVANTAMENTO DE DILIGÊNCIA EXTERNA PR-PA-00070229/2024, NO MUNICÍPIO DE PORTEL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5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11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49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ANGLASS COMUNICAÇÃO E SINALIZAÇÃO VISUAL</text:p>
          </table:table-cell>
          <table:covered-table-cell table:number-columns-repeated="7"/>
          <table:table-cell office:value-type="string" table:number-columns-spanned="3" table:number-rows-spanned="1" table:style-name="ce17">
            <text:p>04.798.838/0001-23</text:p>
          </table:table-cell>
          <table:covered-table-cell table:number-columns-repeated="2"/>
          <table:table-cell office:value-type="string" table:number-columns-spanned="10" table:number-rows-spanned="1" table:style-name="ce19">
            <text:p>TROCA DOS ADESIVOS DAS ESQUADRIAS DO TÉRREO</text:p>
          </table:table-cell>
          <table:covered-table-cell table:number-columns-repeated="9"/>
          <table:table-cell office:value-type="string" table:number-columns-spanned="2" table:number-rows-spanned="1" table:style-name="ce20">
            <text:p>R$ 93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CLEOMAR LUIZ SAUSEN - CPF: 981.023.709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2/2024 a 22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7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VIDRACARIA CAMPO GRANDE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5.215.074/0001-69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DEQUAÇÃO DO LOCAL PARA OS COLABORADORES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3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6/12/2024</text:p>
          </table:table-cell>
          <table:covered-table-cell/>
          <table:table-cell office:value-type="string" table:number-columns-spanned="8" table:number-rows-spanned="1" table:style-name="ce18">
            <text:p>A S Comércio de Materiais Elétricos e Serviços Ltda - ME</text:p>
          </table:table-cell>
          <table:covered-table-cell table:number-columns-repeated="7"/>
          <table:table-cell office:value-type="string" table:number-columns-spanned="3" table:number-rows-spanned="1" table:style-name="ce17">
            <text:p>27.070.654/0001-48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0">
            <text:p>R$ 7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7/12/2024</text:p>
          </table:table-cell>
          <table:covered-table-cell/>
          <table:table-cell office:value-type="string" table:number-columns-spanned="8" table:number-rows-spanned="1" table:style-name="ce18">
            <text:p>JOÃO PAULO ROSA DUARTE</text:p>
          </table:table-cell>
          <table:covered-table-cell table:number-columns-repeated="7"/>
          <table:table-cell office:value-type="string" table:number-columns-spanned="3" table:number-rows-spanned="1" table:style-name="ce17">
            <text:p>35.722.205/0001-65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0">
            <text:p>R$ 4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9/2024 a 1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4980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17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7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ELETRONICA CRIATIVA</text:p>
          </table:table-cell>
          <table:covered-table-cell table:number-columns-repeated="7"/>
          <table:table-cell office:value-type="string" table:number-columns-spanned="3" table:number-rows-spanned="1" table:style-name="ce17">
            <text:p>84.720.648/0001-22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6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2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71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ELETRUS COMERCIO DE MATERIAIS DE CONSTRUÇÃO EIRELI</text:p>
          </table:table-cell>
          <table:covered-table-cell table:number-columns-repeated="7"/>
          <table:table-cell office:value-type="string" table:number-columns-spanned="3" table:number-rows-spanned="1" table:style-name="ce17">
            <text:p>33.311.039/0001-89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SOLICITAÇÃO DA S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503,4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THP COM. E LOCAÇÃO DE MÁQ. E EQUIPAMENTOS</text:p>
          </table:table-cell>
          <table:covered-table-cell table:number-columns-repeated="7"/>
          <table:table-cell office:value-type="string" table:number-columns-spanned="3" table:number-rows-spanned="1" table:style-name="ce17">
            <text:p>43.026.275/0001-07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A S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CAPITAL DISTRIBUIDORA DE PAPEIS</text:p>
          </table:table-cell>
          <table:covered-table-cell table:number-columns-repeated="7"/>
          <table:table-cell office:value-type="string" table:number-columns-spanned="3" table:number-rows-spanned="1" table:style-name="ce17">
            <text:p>84.569.250/0001-37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SOLICITAÇÃO DA S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FREITAS &amp; CI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2.179.328/0003-04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51,7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RH SITTA COM E CONF DE CHAVES</text:p>
          </table:table-cell>
          <table:covered-table-cell table:number-columns-repeated="7"/>
          <table:table-cell office:value-type="string" table:number-columns-spanned="3" table:number-rows-spanned="1" table:style-name="ce17">
            <text:p>22.879.498/0001-47</text:p>
          </table:table-cell>
          <table:covered-table-cell table:number-columns-repeated="2"/>
          <table:table-cell office:value-type="string" table:number-columns-spanned="10" table:number-rows-spanned="1" table:style-name="ce19">
            <text:p>ATENDER SOLICITAÇÃO DA COJUD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3/12/2024</text:p>
          </table:table-cell>
          <table:covered-table-cell/>
          <table:table-cell office:value-type="string" table:number-columns-spanned="8" table:number-rows-spanned="1" table:style-name="ce18">
            <text:p>RONDONPLAST COM E REPRESENTAÇÕES</text:p>
          </table:table-cell>
          <table:covered-table-cell table:number-columns-repeated="7"/>
          <table:table-cell office:value-type="string" table:number-columns-spanned="3" table:number-rows-spanned="1" table:style-name="ce17">
            <text:p>03.069.988/0001-33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7/12/2024</text:p>
          </table:table-cell>
          <table:covered-table-cell/>
          <table:table-cell office:value-type="string" table:number-columns-spanned="8" table:number-rows-spanned="1" table:style-name="ce18">
            <text:p>RH SITTA COM E CONF DE CHAVES</text:p>
          </table:table-cell>
          <table:covered-table-cell table:number-columns-repeated="7"/>
          <table:table-cell office:value-type="string" table:number-columns-spanned="3" table:number-rows-spanned="1" table:style-name="ce17">
            <text:p>22.879.498/0001-47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7/12/2024</text:p>
          </table:table-cell>
          <table:covered-table-cell/>
          <table:table-cell office:value-type="string" table:number-columns-spanned="8" table:number-rows-spanned="1" table:style-name="ce18">
            <text:p>J R ARAUJ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47.876.663/0001-38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59,9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7/12/2024</text:p>
          </table:table-cell>
          <table:covered-table-cell/>
          <table:table-cell office:value-type="string" table:number-columns-spanned="8" table:number-rows-spanned="1" table:style-name="ce18">
            <text:p>DINÂMICA COM.DE ARTIGOS DE PAPELARIA EIRELI</text:p>
          </table:table-cell>
          <table:covered-table-cell table:number-columns-repeated="7"/>
          <table:table-cell office:value-type="string" table:number-columns-spanned="3" table:number-rows-spanned="1" table:style-name="ce17">
            <text:p>05.553.747/0001-90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06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9/12/2024</text:p>
          </table:table-cell>
          <table:covered-table-cell/>
          <table:table-cell office:value-type="string" table:number-columns-spanned="8" table:number-rows-spanned="1" table:style-name="ce18">
            <text:p>H M F COMERCI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52.868.870/0001-80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SOLICITAÇÃO DA S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6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12/2024 a 2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81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20/12/2024</text:p>
          </table:table-cell>
          <table:covered-table-cell/>
          <table:table-cell office:value-type="string" table:number-columns-spanned="8" table:number-rows-spanned="1" table:style-name="ce18">
            <text:p>INFOCO COMERCIO &amp; SERVUICOS DE TECNOLOGI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37.978.424/0001-35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A SOLICITAÇÃO DO SESOT.</text:p>
          </table:table-cell>
          <table:covered-table-cell table:number-columns-repeated="9"/>
          <table:table-cell office:value-type="string" table:number-columns-spanned="2" table:number-rows-spanned="1" table:style-name="ce20">
            <text:p>R$ 8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OSIAS DA SILVA PEREIRA - CPF: 727.509.952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9/11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0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R N S GRÁFICA E COMUNICAÇÃO VISUAL</text:p>
          </table:table-cell>
          <table:covered-table-cell table:number-columns-repeated="7"/>
          <table:table-cell office:value-type="string" table:number-columns-spanned="3" table:number-rows-spanned="1" table:style-name="ce17">
            <text:p>27.307.220/0001-19</text:p>
          </table:table-cell>
          <table:covered-table-cell table:number-columns-repeated="2"/>
          <table:table-cell office:value-type="string" table:number-columns-spanned="10" table:number-rows-spanned="1" table:style-name="ce19">
            <text:p>CONFORME JUSTIFICADO PELO DEMANDANTE NO DOCUMENTO PR-RO-00047800/2024 -"LTA DE ESTOQUE DE CORDÕES E DA NECESSIDADE DE ATENDER A NOVOS E ANTIGOS SERVIDORES, ESTA MEDIDA VISA TAMBÉM REFORÇAR O CONTROLE DESEGURANÇA DA SESOT"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.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9/12/2024</text:p>
          </table:table-cell>
          <table:covered-table-cell/>
          <table:table-cell office:value-type="string" table:number-columns-spanned="8" table:number-rows-spanned="1" table:style-name="ce18">
            <text:p>WR COMUNICAÇÃO VISUAL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48.723.929/0001-75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TENDER NECESSIDADES DA PRM DE JI-PARANÁ.</text:p>
          </table:table-cell>
          <table:covered-table-cell table:number-columns-repeated="9"/>
          <table:table-cell office:value-type="string" table:number-columns-spanned="2" table:number-rows-spanned="1" table:style-name="ce20">
            <text:p>R$ 4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204 - PRR3ª REGIÃO - PRR/3ª REGIAO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FERNANDO ROSSATO DE ALMEIDA SANTOS - CPF: 220.629.328-5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12/2024 a 18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77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7">
          <table:table-cell office:value-type="string" table:number-columns-spanned="2" table:number-rows-spanned="1" table:style-name="ce17">
            <text:p>18/12/2024</text:p>
          </table:table-cell>
          <table:covered-table-cell/>
          <table:table-cell office:value-type="string" table:number-columns-spanned="8" table:number-rows-spanned="1" table:style-name="ce18">
            <text:p>C. MACIEL CASA AGRICOLA</text:p>
          </table:table-cell>
          <table:covered-table-cell table:number-columns-repeated="7"/>
          <table:table-cell office:value-type="string" table:number-columns-spanned="3" table:number-rows-spanned="1" table:style-name="ce17">
            <text:p>18.264.629/0001-04</text:p>
          </table:table-cell>
          <table:covered-table-cell table:number-columns-repeated="2"/>
          <table:table-cell office:value-type="string" table:number-columns-spanned="10" table:number-rows-spanned="1" table:style-name="ce19">
            <text:p>O SISTEMA DE IRRIGAÇÃO AUTOMÁTICO, SOBRETUDO NA ÁREA AJARDINADA AO FUNDO DO EDIFÍCIO, NECESSITA DE MANUTENÇÃO CORRETIVA, UMA VEZ QUE ESTÁ PARCIALMENTE ENTUPIDO, IMPACTANDO DIRETAMENTE NO VOLUME DE ÁGUA IRRIGADO, E POR CONSEQUENTEMENTE NA HIDRATAÇÃO/SOBREVIVÊNCIA DAS PLANTAS, DAÍ A NECESSIDADE DE AQUISIÇÃO DOS ASPERSORES. INFORMO TAMBÉM QUE SE TRATA DE AQUISIÇÃO DE PEQUENO VULTO E URGENTE PARA MELHORAR A EFETIVIDADE DA IRRIGAÇÃO, BEM COMO MANTER A SOBREVIVÊNCIA DAS PLANTAS. RESSALTO QUE NÃO HÁ ESTOQUE DO MATERIAL POR SE TRATAR DE UMA DEMANDA NÃO ROTINEIR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102 - PRR4ª REGIÃO - PRR/4ª REGIAO - PORTO ALEGR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1/2024 a 1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3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19">
            <text:p>PLOTAGEM DE 2 PRANCHAS DO CORTE ESQUEMÁTICO DAS INSTALAÇÕES ELÉTRICAS ATUALIZADAS DA PRR4</text:p>
          </table:table-cell>
          <table:covered-table-cell table:number-columns-repeated="9"/>
          <table:table-cell office:value-type="string" table:number-columns-spanned="2" table:number-rows-spanned="1" table:style-name="ce20">
            <text:p>R$ 49,4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9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0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COPY MUNDI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8.608.434/0001-80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ACOMPANHAMENTO DAS VISTORIAS PARA O SERVIÇOS DE SUBSTITUIÇÃO DO PISO INTERNO DO PAV. TÉRREO</text:p>
          </table:table-cell>
          <table:covered-table-cell table:number-columns-repeated="9"/>
          <table:table-cell office:value-type="string" table:number-columns-spanned="2" table:number-rows-spanned="1" table:style-name="ce20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1/2024 a 1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3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AMBIENTALIS ANALISES DE AMBIENT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6.164.913/0001-20</text:p>
          </table:table-cell>
          <table:covered-table-cell table:number-columns-repeated="2"/>
          <table:table-cell office:value-type="string" table:number-columns-spanned="10" table:number-rows-spanned="1" table:style-name="ce19">
            <text:p>SERVIÇO DE ANÁLISE DE DUTOS, COLETA REALIZADA EM NOVEMBRO DE 2024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5/12/2024</text:p>
          </table:table-cell>
          <table:covered-table-cell/>
          <table:table-cell office:value-type="string" table:number-columns-spanned="8" table:number-rows-spanned="1" table:style-name="ce18">
            <text:p>DANER ELETRO MOTORES COMERCIO E MANUTENCAO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92.280.379/0001-59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CORRETIVA MOTOBOMBA Nº 16 ¿ SPRINKLERS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24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REFLEXA INDÚSTRIA E COMÉRCIO EIRELI - EPP</text:p>
          </table:table-cell>
          <table:covered-table-cell table:number-columns-repeated="7"/>
          <table:table-cell office:value-type="string" table:number-columns-spanned="3" table:number-rows-spanned="1" table:style-name="ce17">
            <text:p>03.091.073/0001-24</text:p>
          </table:table-cell>
          <table:covered-table-cell table:number-columns-repeated="2"/>
          <table:table-cell office:value-type="string" table:number-columns-spanned="10" table:number-rows-spanned="1" table:style-name="ce19">
            <text:p>SUBSTITUIÇÃO DE TECIDO DE UMA CORTINA NO GABINETE 610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52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IDALECIO MARTINS MORAES - CPF: 600.114.910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9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0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9/12/2024</text:p>
          </table:table-cell>
          <table:covered-table-cell/>
          <table:table-cell office:value-type="string" table:number-columns-spanned="8" table:number-rows-spanned="1" table:style-name="ce18">
            <text:p>FERRAGEM PORÃO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95.114.922/0002-17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PROTEGER O O 2º ANDAR DA POEIRA ORIUNDA DA OBRA DA TROCA DO PISO</text:p>
          </table:table-cell>
          <table:covered-table-cell table:number-columns-repeated="9"/>
          <table:table-cell office:value-type="string" table:number-columns-spanned="2" table:number-rows-spanned="1" table:style-name="ce20">
            <text:p>R$ 15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ETER GONCALVES DUARTE - CPF: 423.493.380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10/2024 a 20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85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BELLER COMERCIO DE PAPEI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5.563.868/0003-85</text:p>
          </table:table-cell>
          <table:covered-table-cell table:number-columns-repeated="2"/>
          <table:table-cell office:value-type="string" table:number-columns-spanned="10" table:number-rows-spanned="1" table:style-name="ce19">
            <text:p>COMPRA DE 10 TUBOS DE COLA DE SILICONE PARA EMPLACAMENTO DE BENS PERMANENTE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29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MAXXYNPRESS GRÁFICA DIGITAL LTDA - ME</text:p>
          </table:table-cell>
          <table:covered-table-cell table:number-columns-repeated="7"/>
          <table:table-cell office:value-type="string" table:number-columns-spanned="3" table:number-rows-spanned="1" table:style-name="ce17">
            <text:p>94.166.956/0001-01</text:p>
          </table:table-cell>
          <table:covered-table-cell table:number-columns-repeated="2"/>
          <table:table-cell office:value-type="string" table:number-columns-spanned="10" table:number-rows-spanned="1" table:style-name="ce19">
            <text:p>ADESIVOS PARA IDENTIFICAÇÃO DE LIXEIRA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30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207 - PRR5ª REGIÃO - PRR/5ª REGIAO - RECIF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OSE JODEILSON GOMES DE ANDRADE - CPF: 428.111.714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10/2024 a 1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77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TUPAN CONSTRUÇÕ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0.279.531/0003-27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USO NA MANUTENÇÃO PREDIAL (PRR5ªREGIÃO)</text:p>
          </table:table-cell>
          <table:covered-table-cell table:number-columns-repeated="9"/>
          <table:table-cell office:value-type="string" table:number-columns-spanned="2" table:number-rows-spanned="1" table:style-name="ce20">
            <text:p>R$ 401,28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ANA LUCIA VIEIRA FONTANELLA - CPF: 593.909.059-1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8/2024 a 25/11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4951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25/12/2024</text:p>
          </table:table-cell>
          <table:covered-table-cell/>
          <table:table-cell office:value-type="string" table:number-columns-spanned="8" table:number-rows-spanned="1" table:style-name="ce18">
            <text:p>LOJAS DEPARTAMENTOS MILIUM - STª MÔNICA</text:p>
          </table:table-cell>
          <table:covered-table-cell table:number-columns-repeated="7"/>
          <table:table-cell office:value-type="string" table:number-columns-spanned="3" table:number-rows-spanned="1" table:style-name="ce17">
            <text:p>83.240.333/0050-01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FITAS ADESIVAS PARA EMBALAGEM, POR MEIO DE SUPRIMENTO DE FUNDOS, PARA UTILIZAÇÃO NA PR/SC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46,8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1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1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LOJA PONTO 40 - KLAUS BRANDL SILVESTRI ME</text:p>
          </table:table-cell>
          <table:covered-table-cell table:number-columns-repeated="7"/>
          <table:table-cell office:value-type="string" table:number-columns-spanned="3" table:number-rows-spanned="1" table:style-name="ce17">
            <text:p>08.916.680/0001-08</text:p>
          </table:table-cell>
          <table:covered-table-cell table:number-columns-repeated="2"/>
          <table:table-cell office:value-type="string" table:number-columns-spanned="10" table:number-rows-spanned="1" table:style-name="ce19">
            <text:p>LIMPEZA OBRIGATÓRIA DAS ARMAS DE FOGO DA PRM (APÓS TREINAMENTO E PERIÓDICA)</text:p>
          </table:table-cell>
          <table:covered-table-cell table:number-columns-repeated="9"/>
          <table:table-cell office:value-type="string" table:number-columns-spanned="2" table:number-rows-spanned="1" table:style-name="ce20">
            <text:p>R$ 9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PREDIAL</text:p>
          </table:table-cell>
          <table:covered-table-cell table:number-columns-repeated="9"/>
          <table:table-cell office:value-type="string" table:number-columns-spanned="2" table:number-rows-spanned="1" table:style-name="ce20">
            <text:p>R$ 52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3/12/2024</text:p>
          </table:table-cell>
          <table:covered-table-cell/>
          <table:table-cell office:value-type="string" table:number-columns-spanned="8" table:number-rows-spanned="1" table:style-name="ce18">
            <text:p>POSTO ALDI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1.577.127/0001-30</text:p>
          </table:table-cell>
          <table:covered-table-cell table:number-columns-repeated="2"/>
          <table:table-cell office:value-type="string" table:number-columns-spanned="10" table:number-rows-spanned="1" table:style-name="ce19">
            <text:p>PARA UTILIZAÇÃO NA ROÇADEIRA</text:p>
          </table:table-cell>
          <table:covered-table-cell table:number-columns-repeated="9"/>
          <table:table-cell office:value-type="string" table:number-columns-spanned="2" table:number-rows-spanned="1" table:style-name="ce20">
            <text:p>R$ 57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JCVILLE CHAVEIRO - <text:s/>JEAN CARLOS BRITES</text:p>
          </table:table-cell>
          <table:covered-table-cell table:number-columns-repeated="7"/>
          <table:table-cell office:value-type="string" table:number-columns-spanned="3" table:number-rows-spanned="1" table:style-name="ce17">
            <text:p>32.684.690/0001-31</text:p>
          </table:table-cell>
          <table:covered-table-cell table:number-columns-repeated="2"/>
          <table:table-cell office:value-type="string" table:number-columns-spanned="10" table:number-rows-spanned="1" table:style-name="ce19">
            <text:p>SEGURANÇA DOS EQUIPAMENTOS DE SOM E DAS FERRAMENTAS (AS SALAS FICARÃO TRANCADAS)</text:p>
          </table:table-cell>
          <table:covered-table-cell table:number-columns-repeated="9"/>
          <table:table-cell office:value-type="string" table:number-columns-spanned="2" table:number-rows-spanned="1" table:style-name="ce20">
            <text:p>R$ 2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ASEL - AUTOMATIZADORES E SEGURANÇA ELETRÔNICA LTDA - JOINVILLE - FLORESTA</text:p>
          </table:table-cell>
          <table:covered-table-cell table:number-columns-repeated="7"/>
          <table:table-cell office:value-type="string" table:number-columns-spanned="3" table:number-rows-spanned="1" table:style-name="ce17">
            <text:p>26.348.189/0002-82</text:p>
          </table:table-cell>
          <table:covered-table-cell table:number-columns-repeated="2"/>
          <table:table-cell office:value-type="string" table:number-columns-spanned="10" table:number-rows-spanned="1" table:style-name="ce19">
            <text:p>SEGURANÇA DAS ENTRADAS DA PRM. RECEPTOR DE CONTROLES POSSIBILITA APAGAR OS SINAIS DOS CONTROLES DE EX-SERVIDORES, EX-ESTAGIÁRIOS, EX-TERCEIRIZADOS, ETC. SEM PRECISAR REINICIAR A PLACA (APAGAR TODAS AS PERMISSÕES) SISTEMA ANTIESMAGAMENTO PARA EVITAR ACIDENTES NOS 03 PORTÕES INTERNOS, MEMBROS, VIATURAS, SERVIDORES E GERAL.</text:p>
          </table:table-cell>
          <table:covered-table-cell table:number-columns-repeated="9"/>
          <table:table-cell office:value-type="string" table:number-columns-spanned="2" table:number-rows-spanned="1" table:style-name="ce20">
            <text:p>R$ 505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ELETRO NACIONAL COMÉRCIO E REPRESNTAÇÕES LTDA - JOINVILLE</text:p>
          </table:table-cell>
          <table:covered-table-cell table:number-columns-repeated="7"/>
          <table:table-cell office:value-type="string" table:number-columns-spanned="3" table:number-rows-spanned="1" table:style-name="ce17">
            <text:p>78.324.316/0001-26</text:p>
          </table:table-cell>
          <table:covered-table-cell table:number-columns-repeated="2"/>
          <table:table-cell office:value-type="string" table:number-columns-spanned="10" table:number-rows-spanned="1" table:style-name="ce19">
            <text:p>OS FILTROS DE LINHA PARA A INFORMÁTICA. <text:s/>RJ45 PARA MANUTENÇÃO DE CÂMERAS EXTERNAS QUE ESTÃO EXPOSTAS A CHUVA. SENSOR, PLAFONS E LÂMPADAS PARA INSTALAÇÃO DE SISTEMA DE AVISO À VIGILÂNCIA, DOS VEÍCULOS QUE CHEGAM NO PORTÃO PRINCIPAL. INSTALAÇÃO SERÁ REALIZADA PELO SERVIDOR HERON (ECONOMIA ORÇADA EM TORNO DE R$450,00)</text:p>
          </table:table-cell>
          <table:covered-table-cell table:number-columns-repeated="9"/>
          <table:table-cell office:value-type="string" table:number-columns-spanned="2" table:number-rows-spanned="1" table:style-name="ce20">
            <text:p>R$ 870,13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83.240.333/0003-87</text:p>
          </table:table-cell>
          <table:covered-table-cell table:number-columns-repeated="2"/>
          <table:table-cell office:value-type="string" table:number-columns-spanned="10" table:number-rows-spanned="1" table:style-name="ce19">
            <text:p>SUBSTITUIR CHALEIRA ESTRAGADA SEM CONSERT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39,9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DARIO CAMARGO DE FRANCA - CPF: 662.758.909-5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22/10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80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ANGELONI &amp; CI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83.646.984/0019-39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PRODUTO PARA USO NA PRM BLUMENAU. SOLICITAÇÃO DA COPEIRAGEM, APROVADA PELA SUBCOORDENADORI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3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SOS ENCANADOR COMÉRCIO MATERIAIS HIDRÁULICO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73.767.493/0001-63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PRODUTO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0">
            <text:p>R$ 72,1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MATELETRICA COMERCIO E REPRESENTAÇÕES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82.631.896/0001-71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PRODUTOS PARA USO NA PRM BLUMENAU. SOLICITAÇÃO DO COORDENADOR CAIRO, APROVADA PELO SUBCOORDENADOR DÁRI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9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4/12/2024</text:p>
          </table:table-cell>
          <table:covered-table-cell/>
          <table:table-cell office:value-type="string" table:number-columns-spanned="8" table:number-rows-spanned="1" table:style-name="ce18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83.240.333/0017-82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PRODUTOS DIVERSOS PARA USO NA PRM BLUMENAU. SOLICITAÇÃO DO COORDENADOR CAIRO, APROVADA PELO SUBCOORDENADOR DÁRIO</text:p>
          </table:table-cell>
          <table:covered-table-cell table:number-columns-repeated="9"/>
          <table:table-cell office:value-type="string" table:number-columns-spanned="2" table:number-rows-spanned="1" table:style-name="ce20">
            <text:p>R$ 721,4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ELENA MULLER - CPF: 496.757.880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9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4989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02/12/2024</text:p>
          </table:table-cell>
          <table:covered-table-cell/>
          <table:table-cell office:value-type="string" table:number-columns-spanned="8" table:number-rows-spanned="1" table:style-name="ce18">
            <text:p>TORRE FORTE REPRESENTAÇÕES</text:p>
          </table:table-cell>
          <table:covered-table-cell table:number-columns-repeated="7"/>
          <table:table-cell office:value-type="string" table:number-columns-spanned="3" table:number-rows-spanned="1" table:style-name="ce17">
            <text:p>52.575.162/0001-51</text:p>
          </table:table-cell>
          <table:covered-table-cell table:number-columns-repeated="2"/>
          <table:table-cell office:value-type="string" table:number-columns-spanned="10" table:number-rows-spanned="1" table:style-name="ce19">
            <text:p>DOIS FILTROS DE ÁGUA COM PROBLEMAS DE VAZAMENTOS E RUÍDOS, SENDO NECESSÁRIO O CONSERTO URGENTE POIS NESSA ÉPOCA DE CALOR HÁ UMA GRANDE DEMANDA POR ÁGUA POR PARTE DOS SERVIDORES E DEMAIS USUÁRIOS DA SEDE DA PRM CHAPECÓ</text:p>
          </table:table-cell>
          <table:covered-table-cell table:number-columns-repeated="9"/>
          <table:table-cell office:value-type="string" table:number-columns-spanned="2" table:number-rows-spanned="1" table:style-name="ce20">
            <text:p>R$ 5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HELINTON LUIS COSTA - CPF: 421.519.029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9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03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FRIGELAR COMÉRCIO E INDÚSTRIA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92.660.406/0054-20</text:p>
          </table:table-cell>
          <table:covered-table-cell table:number-columns-repeated="2"/>
          <table:table-cell office:value-type="string" table:number-columns-spanned="10" table:number-rows-spanned="1" table:style-name="ce19">
            <text:p>MANUTENÇÃO DE AR CONDICIONAD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,8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WELINGTON COSTA DOS SANTOS ME</text:p>
          </table:table-cell>
          <table:covered-table-cell table:number-columns-repeated="7"/>
          <table:table-cell office:value-type="string" table:number-columns-spanned="3" table:number-rows-spanned="1" table:style-name="ce17">
            <text:p>27.997.294/0001-24</text:p>
          </table:table-cell>
          <table:covered-table-cell table:number-columns-repeated="2"/>
          <table:table-cell office:value-type="string" table:number-columns-spanned="10" table:number-rows-spanned="1" table:style-name="ce19">
            <text:p>CONSERTO DA DOBRADIÇA DA PORTA DA RECEPÇÃO TORRE 3</text:p>
          </table:table-cell>
          <table:covered-table-cell table:number-columns-repeated="9"/>
          <table:table-cell office:value-type="string" table:number-columns-spanned="2" table:number-rows-spanned="1" table:style-name="ce20">
            <text:p>R$ 5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JUAREZ CAVALCANTI BOTELHO - CPF: 006.614.277-65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9/2024 a 0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25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06/12/2024</text:p>
          </table:table-cell>
          <table:covered-table-cell/>
          <table:table-cell office:value-type="string" table:number-columns-spanned="8" table:number-rows-spanned="1" table:style-name="ce18">
            <text:p>GIASSI &amp; CIA LTDA - LJ 16</text:p>
          </table:table-cell>
          <table:covered-table-cell table:number-columns-repeated="7"/>
          <table:table-cell office:value-type="string" table:number-columns-spanned="3" table:number-rows-spanned="1" table:style-name="ce17">
            <text:p>83.648.477/0031-20</text:p>
          </table:table-cell>
          <table:covered-table-cell table:number-columns-repeated="2"/>
          <table:table-cell office:value-type="string" table:number-columns-spanned="10" table:number-rows-spanned="1" table:style-name="ce19">
            <text:p>VARAL PARA SECAGEM DOS PANOS DE PISO E DE COPA</text:p>
          </table:table-cell>
          <table:covered-table-cell table:number-columns-repeated="9"/>
          <table:table-cell office:value-type="string" table:number-columns-spanned="2" table:number-rows-spanned="1" table:style-name="ce20">
            <text:p>R$ 164,9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22 - PR-SE - PROCURADORIA DA REPUBLICA - SERGIPE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VANJA MARIA DIAS OLIVEIRA ALMEIDA - CPF: 171.317.075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5/12/2024 a 19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69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0/12/2024</text:p>
          </table:table-cell>
          <table:covered-table-cell/>
          <table:table-cell office:value-type="string" table:number-columns-spanned="8" table:number-rows-spanned="1" table:style-name="ce18">
            <text:p>UNIFRIO REFRIGERAÇÃO LTDA ME</text:p>
          </table:table-cell>
          <table:covered-table-cell table:number-columns-repeated="7"/>
          <table:table-cell office:value-type="string" table:number-columns-spanned="3" table:number-rows-spanned="1" table:style-name="ce17">
            <text:p>11.364.047/0001-50</text:p>
          </table:table-cell>
          <table:covered-table-cell table:number-columns-repeated="2"/>
          <table:table-cell office:value-type="string" table:number-columns-spanned="10" table:number-rows-spanned="1" table:style-name="ce19">
            <text:p>NECESSIDADE DE SERVIÇO DE REPARO NO MICRO-ONDAS, EM RAZÃO DE SUA NÃO OPERACIONALIDADE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17/12/2024</text:p>
          </table:table-cell>
          <table:covered-table-cell/>
          <table:table-cell office:value-type="string" table:number-columns-spanned="8" table:number-rows-spanned="1" table:style-name="ce18">
            <text:p>ELETRO MAIS COMÉRCIO E REPRESENTAÇÕES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21.146.214/0001-40</text:p>
          </table:table-cell>
          <table:covered-table-cell table:number-columns-repeated="2"/>
          <table:table-cell office:value-type="string" table:number-columns-spanned="10" table:number-rows-spanned="1" table:style-name="ce19">
            <text:p>NECESSIDADE DE SERVIÇOS DE REPARO/MANUTENÇÃO EM 03 PURIFICADORES DE ÁGUA CUJA UTILIZAÇÃO EXIGE ATUALMENTE A REALIZAÇÃO DE SERVIÇOS DE MANUTENÇÃO E/OU REPARO EM SEUS COMPONENTES INTERNO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1.087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1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SANDRA HELENA BARBOSA DE ANDRADE LACUNA - CPF: 125.824.588-4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11/2024 a 16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119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TEIXEIRA COMERCIO DE PARAFUSOS LTDA. - EPP (ROBTEC)</text:p>
          </table:table-cell>
          <table:covered-table-cell table:number-columns-repeated="7"/>
          <table:table-cell office:value-type="string" table:number-columns-spanned="3" table:number-rows-spanned="1" table:style-name="ce17">
            <text:p>74.366.899/0001-05</text:p>
          </table:table-cell>
          <table:covered-table-cell table:number-columns-repeated="2"/>
          <table:table-cell office:value-type="string" table:number-columns-spanned="10" table:number-rows-spanned="1" table:style-name="ce19">
            <text:p>- CABIDE (CÓDIGO 5103) - PARA PRENDER UMA CORRENTE DE ACRÍLICO NA PORTA DETECTORA DE METAISPARA EVITAR A PASSAGEM DE PESSOAS POR LOCAL DIVERGENTE DA REFERIDA PORTA. <text:s/>- RODAS DE SILICONE (CÓDIGOS 31299 E 31300) - PARA SER INSTALADO NO ARMÁRIO QUE SERVIRÁ DEAPOIO PARA A PORTA DETECTORA DE METAIS. <text:s/>- OS DEMAIS ITENS: HASTE, ARRUELA E PORCAS - PARA CONSERTO DA HASTE DA BANDEIRA TENDO EM VISTAQUE FOI DANIFICADA.</text:p>
          </table:table-cell>
          <table:covered-table-cell table:number-columns-repeated="9"/>
          <table:table-cell office:value-type="string" table:number-columns-spanned="2" table:number-rows-spanned="1" table:style-name="ce20">
            <text:p>R$ 61,25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ELETRONICA SUPERSOM LTDA.</text:p>
          </table:table-cell>
          <table:covered-table-cell table:number-columns-repeated="7"/>
          <table:table-cell office:value-type="string" table:number-columns-spanned="3" table:number-rows-spanned="1" table:style-name="ce17">
            <text:p>44.458.958/0001-04</text:p>
          </table:table-cell>
          <table:covered-table-cell table:number-columns-repeated="2"/>
          <table:table-cell office:value-type="string" table:number-columns-spanned="10" table:number-rows-spanned="1" table:style-name="ce19">
            <text:p>BATERIA ESPECÍFICA A SER USADA NO DETECTOR DE METAIS MANUAL PORTÁTIL A SER USADO NESTA PRM, UMA VEZ QUE O ATUAL ESTÁ VELHO E APRESENTOU DEFEIT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65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12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13">
            <text:p>WILLYS PEREIRA DE LIMA - CPF: 119.096.118-0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14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10/2024 a 13/12/2024</text:p>
          </table:table-cell>
          <table:table-cell office:value-type="string" table:number-columns-spanned="3" table:number-rows-spanned="1" table:style-name="ce14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6">
            <text:p>Sim</text:p>
          </table:table-cell>
          <table:table-cell table:style-name="ce5"/>
          <table:table-cell office:value-type="string" table:number-columns-spanned="2" table:number-rows-spanned="1" table:style-name="ce15">
            <text:p><text:a xlink:href="https://apps.mpf.mp.br/apps/r/transparencia/sa_transparencia/aplicacao_suprimento?P221_ID_ATO_CONCESSAO=5062">Extrato do Cartão</text:a></text:p>
          </table:table-cell>
          <table:covered-table-cell/>
          <table:table-cell table:style-name="ce7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6">
            <text:p>Data</text:p>
          </table:table-cell>
          <table:covered-table-cell/>
          <table:table-cell office:value-type="string" table:number-columns-spanned="8" table:number-rows-spanned="1" table:style-name="ce16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16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16">
            <text:p>Motivo</text:p>
          </table:table-cell>
          <table:covered-table-cell table:number-columns-repeated="9"/>
          <table:table-cell office:value-type="string" table:number-columns-spanned="2" table:number-rows-spanned="1" table:style-name="ce16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1/12/2024</text:p>
          </table:table-cell>
          <table:covered-table-cell/>
          <table:table-cell office:value-type="string" table:number-columns-spanned="8" table:number-rows-spanned="1" table:style-name="ce18">
            <text:p><text:s/>DROGRARIA SÃO PAULO S.A</text:p>
          </table:table-cell>
          <table:covered-table-cell table:number-columns-repeated="7"/>
          <table:table-cell office:value-type="string" table:number-columns-spanned="3" table:number-rows-spanned="1" table:style-name="ce17">
            <text:p>61.412.110/0031-70</text:p>
          </table:table-cell>
          <table:covered-table-cell table:number-columns-repeated="2"/>
          <table:table-cell office:value-type="string" table:number-columns-spanned="10" table:number-rows-spanned="1" table:style-name="ce19">
            <text:p>TENDO EM VISTA A NECESSIDADE DE COMPRA DE PRODUTOS PARA O CONSULTÓRIO ODONTOLÓGIC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521,1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CHAVEIRO PAULISTA AUGUSTA LTDA</text:p>
          </table:table-cell>
          <table:covered-table-cell table:number-columns-repeated="7"/>
          <table:table-cell office:value-type="string" table:number-columns-spanned="3" table:number-rows-spanned="1" table:style-name="ce17">
            <text:p>07.705.055/0001-46</text:p>
          </table:table-cell>
          <table:covered-table-cell table:number-columns-repeated="2"/>
          <table:table-cell office:value-type="string" table:number-columns-spanned="10" table:number-rows-spanned="1" table:style-name="ce19">
            <text:p>TENDO EM VISTA A NECESSIDADE DE CÓPIAS PARA SERVIDORES E ESTAGIÁRIOS, BEM COMO A ABERTURA DE 2 ARMÁRIOS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20,0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17">
            <text:p>12/12/2024</text:p>
          </table:table-cell>
          <table:covered-table-cell/>
          <table:table-cell office:value-type="string" table:number-columns-spanned="8" table:number-rows-spanned="1" table:style-name="ce18">
            <text:p>DENTAL CAMPO BELO</text:p>
          </table:table-cell>
          <table:covered-table-cell table:number-columns-repeated="7"/>
          <table:table-cell office:value-type="string" table:number-columns-spanned="3" table:number-rows-spanned="1" table:style-name="ce17">
            <text:p>08.248.977/0001-34</text:p>
          </table:table-cell>
          <table:covered-table-cell table:number-columns-repeated="2"/>
          <table:table-cell office:value-type="string" table:number-columns-spanned="10" table:number-rows-spanned="1" table:style-name="ce19">
            <text:p>AQUISIÇÃO DE MÁSCARAS DESCARTÁVEIS N95 PARA ATENDER NECESSIDADE DA SEÇÃO DE ASSISTÊNCIA À SAÚDE DA PROCURADORIA DA REPÚBLICA NO ESTADO DE SÃO PAULO. TRATA-SE DE EPI- EQUIPAMENTO DE PROTEÇÃO INDIVIDUAL, NECESSÁRIO PARA O ATENDIMENTO ODONTOLÓGICO. TEMOS O PGEA 1.34.001.008441/2024-91 EM ANDAMENTO ,MAS NOSSO ESTOQUE ESTÁ FINALIZADO.</text:p>
          </table:table-cell>
          <table:covered-table-cell table:number-columns-repeated="9"/>
          <table:table-cell office:value-type="string" table:number-columns-spanned="2" table:number-rows-spanned="1" table:style-name="ce20">
            <text:p>R$ 259,60</text:p>
          </table:table-cell>
          <table:covered-table-cell/>
          <table:table-cell table:number-columns-repeated="16359"/>
        </table:table-row>
        <table:table-row table:style-name="ro3">
          <table:table-cell table:style-name="ce4"/>
          <table:table-cell office:value-type="string" table:number-columns-spanned="8" table:number-rows-spanned="1" table:style-name="ce12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5"/>
          <table:table-cell table:style-name="ce7"/>
          <table:table-cell table:number-columns-repeated="16359"/>
        </table:table-row>
        <table:table-row table:style-name="ro3">
          <table:table-cell table:style-name="ce4"/>
          <table:table-cell table:number-columns-repeated="4" table:style-name="ce5"/>
          <table:table-cell office:value-type="string" table:number-columns-spanned="2" table:number-rows-spanned="1" table:style-name="ce12">
            <text:p>09/01/2025</text:p>
          </table:table-cell>
          <table:covered-table-cell/>
          <table:table-cell table:style-name="ce8"/>
          <table:table-cell table:number-columns-repeated="16" table:style-name="ce5"/>
          <table:table-cell table:style-name="ce7"/>
          <table:table-cell table:number-columns-repeated="16359"/>
        </table:table-row>
        <table:table-row table:number-rows-repeated="104837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SansSerif" svg:font-family="SansSerif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ellc</meta:initial-creator>
    <dc:creator>wellcaje@yahoo.com.br</dc:creator>
    <meta:creation-date>2025-01-10T20:16:56Z</meta:creation-date>
    <dc:date>2025-01-10T20:17:05Z</dc:date>
  </office:meta>
</office:document-meta>
</file>